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57in" svg:height="6.1909in" svg:x="4.2386in" svg:y="3.7752in">
            <draw:object draw:notify-on-update-of-ranges="Sheet1.B41:Sheet1.B50 Sheet1.A41:Sheet1.A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pache Hadoo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uW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ogle Analytic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P System Manag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BM Tivoli Storage Manage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bo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r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 U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gin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acle Application Serv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la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lu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NI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l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alle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jango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en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pache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upal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edor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TTP-Serv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bia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av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ytho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crosoft SharePoi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penSSL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pache Tomca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uby On Rail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indows Serv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ordpres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uby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HP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Ubuntu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Red Hat</text:p>
          </table:table-cell>
        </table:table-row>
        <table:table-row table:style-name="ro2" table:number-rows-repeated="104852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1902in" svg:height="4.5087in" svg:x="6.5591in" svg:y="10.7256in">
            <draw:object draw:notify-on-update-of-ranges="Sheet2.H19:Sheet2.H36 Sheet2.G19:Sheet2.G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7941in" svg:height="6.0067in" svg:x="6.6126in" svg:y="0.4508in">
            <draw:object draw:notify-on-update-of-ranges="Sheet2.H19:Sheet2.H36 Sheet2.E37:Sheet2.E37 Sheet2.E19:Sheet2.E36 Sheet2.F37:Sheet2.F37 Sheet2.F19:Sheet2.F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in" svg:height="3.5402in" svg:x="2.2768in" svg:y="6.6969in">
            <draw:object draw:notify-on-update-of-ranges="Sheet2.D14:Sheet2.D15 Sheet2.C14:Sheet2.C1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Apach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Dell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allery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HTTP-Server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2">
          <table:table-cell table:number-columns-repeated="2"/>
          <table:table-cell table:formula="of:=SUM([.E19:.E36])" office:value-type="float" office:value="82">
            <text:p>82</text:p>
          </table:table-cell>
          <table:table-cell office:value-type="string">
            <text:p>True Positives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F19:.F36])" office:value-type="float" office:value="24">
            <text:p>24</text:p>
          </table:table-cell>
          <table:table-cell office:value-type="string">
            <text:p>False Positives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boss Web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rupal</text:p>
          </table:table-cell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HP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pache Tomcat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jango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ebian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ava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edora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penSSL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Zend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buntu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ySQL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WordPress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PHP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buntu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crosoft SharePoint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Windows Server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Red Hat</text:p>
          </table:table-cell>
        </table:table-row>
        <table:table-row table:style-name="ro2">
          <table:table-cell table:number-columns-repeated="4"/>
          <table:table-cell office:value-type="string">
            <text:p>True Positives</text:p>
          </table:table-cell>
          <table:table-cell office:value-type="string">
            <text:p>False Positives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8in" svg:height="3.5429in" svg:x="1.8173in" svg:y="1.4323in">
            <draw:object draw:notify-on-update-of-ranges="Sheet3.B1:Sheet3.B3 Sheet3.A1:Sheet3.A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float" office:value="42">
            <text:p>42</text:p>
          </table:table-cell>
          <table:table-cell office:value-type="string">
            <text:p>CVSS Scor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scription</text:p>
          </table:table-cell>
          <table:table-cell table:number-columns-repeated="2"/>
          <table:table-cell table:style-name="ce1"/>
          <table:table-cell/>
          <table:table-cell office:value-type="float" office:value="4">
            <text:p>4</text:p>
          </table:table-cell>
          <table:table-cell office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ducts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string">
            <text:p>products</text:p>
          </table:table-cell>
          <table:table-cell table:number-columns-repeated="4"/>
        </table:table-row>
        <table:table-row table:style-name="ro3">
          <table:table-cell table:number-columns-repeated="10"/>
          <table:table-cell table:formula="of:=(55-42)/55" office:value-type="float" office:value="0.236363636363636">
            <text:p>0.2363636364</text:p>
          </table:table-cell>
        </table:table-row>
      </table:table>
      <table:named-expressions/>
      <table:database-ranges>
        <table:database-range table:name="__Anonymous_Sheet_DB__1" table:target-range-address="Sheet2.E19:Sheet2.H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0000-00-00T09:27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01:08</meta:creation-date>
    <dc:date>2015-01-21T09:36:47</dc:date>
    <meta:editing-duration>PT4H44M34S</meta:editing-duration>
    <meta:editing-cycles>19</meta:editing-cycles>
    <meta:generator>LibreOffice/4.0.4.2$Linux_X86_64 LibreOffice_project/400m0$Build-2</meta:generator>
    <meta:document-statistic meta:table-count="3" meta:cell-count="2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1.325cm" svg:y="1.051cm" svg:width="13.771cm" svg:height="9.192cm">
          <chartooo:coordinate-region svg:x="4.804cm" svg:y="1.051cm" svg:width="10.105cm" svg:height="8.545cm"/>
          <chart:axis chart:dimension="x" chart:name="primary-x" chart:style-name="ch3" chartooo:axis-type="auto">
            <chartooo:date-scale/>
            <chart:title svg:x="0.451cm" svg:y="6.551cm" chart:style-name="ch4">
              <text:p>WAD Name</text:p>
            </chart:title>
            <chart:categories table:cell-range-address="Sheet2.H19:Sheet2.H36"/>
          </chart:axis>
          <chart:axis chart:dimension="y" chart:name="primary-y" chart:style-name="ch5">
            <chart:title svg:x="6.87cm" svg:y="10.472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2.G19:Sheet2.G3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287cm" svg:y="3.703cm" style:legend-expansion="high" chart:style-name="ch2"/>
        <chart:plot-area chart:style-name="ch3" table:cell-range-address="Sheet3.A1:Sheet3.B3" chart:data-source-has-labels="column" svg:x="0.32cm" svg:y="0.675cm" svg:width="12.647cm" svg:height="8.145cm">
          <chartooo:coordinate-region svg:x="2.571cm" svg:y="0.676cm" svg:width="8.144cm" svg:height="8.144cm"/>
          <chart:axis chart:dimension="x" chart:name="primary-x" chart:style-name="ch4" chartooo:axis-type="auto">
            <chartooo:date-scale/>
            <chart:categories table:cell-range-address="Sheet3.B1:Sheet3.B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1:Sheet3.A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CVSS Score</text:p>
                <draw:g>
                  <svg:desc>Sheet3.B1:Sheet3.B3</svg:desc>
                </draw:g>
              </table:table-cell>
              <table:table-cell office:value-type="float" office:value="42">
                <text:p>42</text:p>
                <draw:g>
                  <svg:desc>Sheet3.A1:Sheet3.A3</svg:desc>
                </draw:g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plot-area chart:style-name="ch2" table:cell-range-address="Sheet1.A41:Sheet1.B50" chart:data-source-has-labels="column" svg:x="1.362cm" svg:y="1.391cm" svg:width="15.503cm" svg:height="13.04cm">
          <chartooo:coordinate-region svg:x="4.1cm" svg:y="1.391cm" svg:width="12.578cm" svg:height="12.393cm"/>
          <chart:axis chart:dimension="x" chart:name="primary-x" chart:style-name="ch3" chartooo:axis-type="auto">
            <chartooo:date-scale/>
            <chart:title svg:x="0.451cm" svg:y="8.815cm" chart:style-name="ch4">
              <text:p>WAD Name</text:p>
            </chart:title>
            <chart:categories table:cell-range-address="Sheet1.B41:Sheet1.B50"/>
          </chart:axis>
          <chart:axis chart:dimension="y" chart:name="primary-y" chart:style-name="ch5">
            <chart:title svg:x="7.773cm" svg:y="14.745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1.A41:Sheet1.A5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5.258cm" xlink:href=".." xlink:type="simple" chart:class="chart:bar" chart:style-name="ch1">
        <chart:legend chart:legend-position="end" svg:x="16.662cm" svg:y="7.081cm" style:legend-expansion="high" chart:style-name="ch2"/>
        <chart:plot-area chart:style-name="ch3" table:cell-range-address="Sheet2.H19:Sheet2.H36 Sheet2.E19:Sheet2.F37" chart:data-source-has-labels="both" svg:x="1.406cm" svg:y="1.355cm" svg:width="14.466cm" svg:height="12.617cm">
          <chartooo:coordinate-region svg:x="4.885cm" svg:y="1.355cm" svg:width="10.8cm" svg:height="11.97cm"/>
          <chart:axis chart:dimension="x" chart:name="primary-x" chart:style-name="ch4" chartooo:axis-type="auto">
            <chartooo:date-scale/>
            <chart:title svg:x="0.451cm" svg:y="8.567cm" chart:style-name="ch5">
              <text:p>WAD Name</text:p>
            </chart:title>
            <chart:categories table:cell-range-address="Sheet2.H19:Sheet2.H36"/>
          </chart:axis>
          <chart:axis chart:dimension="y" chart:name="primary-y" chart:style-name="ch6">
            <chart:title svg:x="7.299cm" svg:y="14.277cm" chart:style-name="ch7">
              <text:p>Number of Emails</text:p>
            </chart:title>
            <chart:grid chart:style-name="ch8" chart:class="major"/>
          </chart:axis>
          <chart:series chart:style-name="ch9" chart:values-cell-range-address="Sheet2.E19:Sheet2.E36" chart:label-cell-address="Sheet2.E37:Sheet2.E37" chart:class="chart:bar">
            <chart:data-point chart:repeated="18"/>
          </chart:series>
          <chart:series chart:style-name="ch10" chart:values-cell-range-address="Sheet2.F19:Sheet2.F36" chart:label-cell-address="Sheet2.F37:Sheet2.F3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Positives</text:p>
                <draw:g>
                  <svg:desc>Sheet2.E37:Sheet2.E37</svg:desc>
                </draw:g>
              </table:table-cell>
              <table:table-cell office:value-type="string">
                <text:p>False Positives</text:p>
                <draw:g>
                  <svg:desc>Sheet2.F37:Sheet2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0">
                <text:p>0</text:p>
                <draw:g>
                  <svg:desc>Sheet2.E19:Sheet2.E36</svg:desc>
                </draw:g>
              </table:table-cell>
              <table:table-cell office:value-type="float" office:value="5">
                <text:p>5</text:p>
                <draw:g>
                  <svg:desc>Sheet2.F19:Sheet2.F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1.325cm" svg:y="1.051cm" svg:width="13.771cm" svg:height="9.192cm">
          <chartooo:coordinate-region svg:x="4.804cm" svg:y="1.051cm" svg:width="10.105cm" svg:height="8.545cm"/>
          <chart:axis chart:dimension="x" chart:name="primary-x" chart:style-name="ch3" chartooo:axis-type="auto">
            <chartooo:date-scale/>
            <chart:title svg:x="0.451cm" svg:y="6.551cm" chart:style-name="ch4">
              <text:p>WAD Name</text:p>
            </chart:title>
            <chart:categories table:cell-range-address="Sheet2.H19:Sheet2.H36"/>
          </chart:axis>
          <chart:axis chart:dimension="y" chart:name="primary-y" chart:style-name="ch5">
            <chart:title svg:x="6.87cm" svg:y="10.472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2.G19:Sheet2.G3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 chart:label-position="avoid-overlap"/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729fcf"/>
    </style:style>
    <style:style style:name="ch9" style:family="chart">
      <style:chart-properties chart:solid-type="cuboid"/>
      <style:graphic-properties draw:fill-color="#ff95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3cm" xlink:href=".." xlink:type="simple" chart:class="chart:circle" chart:style-name="ch1">
        <chart:legend chart:legend-position="end" svg:x="12.862cm" svg:y="3.948cm" style:legend-expansion="high" chart:style-name="ch2"/>
        <chart:plot-area chart:style-name="ch3" table:cell-range-address="Sheet2.C14:Sheet2.D15" chart:data-source-has-labels="column" svg:x="0.319cm" svg:y="0.672cm" svg:width="12.224cm" svg:height="8.142cm">
          <chartooo:coordinate-region svg:x="2.36cm" svg:y="0.673cm" svg:width="8.141cm" svg:height="8.141cm"/>
          <chart:axis chart:dimension="x" chart:name="primary-x" chart:style-name="ch4" chartooo:axis-type="auto">
            <chartooo:date-scale/>
            <chart:categories table:cell-range-address="Sheet2.D14:Sheet2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14:Sheet2.C1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rue Positives</text:p>
                <draw:g>
                  <svg:desc>Sheet2.D14:Sheet2.D15</svg:desc>
                </draw:g>
              </table:table-cell>
              <table:table-cell office:value-type="float" office:value="82">
                <text:p>82</text:p>
                <draw:g>
                  <svg:desc>Sheet2.C14:Sheet2.C15</svg:desc>
                </draw:g>
              </table:table-cell>
            </table:table-row>
            <table:table-row>
              <table:table-cell office:value-type="string">
                <text:p>False Positives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5.258cm" xlink:href=".." xlink:type="simple" chart:class="chart:bar" chart:style-name="ch1">
        <chart:legend chart:legend-position="end" svg:x="16.662cm" svg:y="7.081cm" style:legend-expansion="high" chart:style-name="ch2"/>
        <chart:plot-area chart:style-name="ch3" table:cell-range-address="Sheet2.H19:Sheet2.H36 Sheet2.E19:Sheet2.F37" chart:data-source-has-labels="both" svg:x="1.406cm" svg:y="1.355cm" svg:width="14.466cm" svg:height="12.617cm">
          <chartooo:coordinate-region svg:x="4.885cm" svg:y="1.355cm" svg:width="10.8cm" svg:height="11.97cm"/>
          <chart:axis chart:dimension="x" chart:name="primary-x" chart:style-name="ch4" chartooo:axis-type="auto">
            <chartooo:date-scale/>
            <chart:title svg:x="0.451cm" svg:y="8.567cm" chart:style-name="ch5">
              <text:p>WAD Name</text:p>
            </chart:title>
            <chart:categories table:cell-range-address="Sheet2.H19:Sheet2.H36"/>
          </chart:axis>
          <chart:axis chart:dimension="y" chart:name="primary-y" chart:style-name="ch6">
            <chart:title svg:x="7.299cm" svg:y="14.277cm" chart:style-name="ch7">
              <text:p>Number of Emails</text:p>
            </chart:title>
            <chart:grid chart:style-name="ch8" chart:class="major"/>
          </chart:axis>
          <chart:series chart:style-name="ch9" chart:values-cell-range-address="Sheet2.E19:Sheet2.E36" chart:label-cell-address="Sheet2.E37:Sheet2.E37" chart:class="chart:bar">
            <chart:data-point chart:repeated="18"/>
          </chart:series>
          <chart:series chart:style-name="ch10" chart:values-cell-range-address="Sheet2.F19:Sheet2.F36" chart:label-cell-address="Sheet2.F37:Sheet2.F3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Positives</text:p>
                <draw:g>
                  <svg:desc>Sheet2.E37:Sheet2.E37</svg:desc>
                </draw:g>
              </table:table-cell>
              <table:table-cell office:value-type="string">
                <text:p>False Positives</text:p>
                <draw:g>
                  <svg:desc>Sheet2.F37:Sheet2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0">
                <text:p>0</text:p>
                <draw:g>
                  <svg:desc>Sheet2.E19:Sheet2.E36</svg:desc>
                </draw:g>
              </table:table-cell>
              <table:table-cell office:value-type="float" office:value="5">
                <text:p>5</text:p>
                <draw:g>
                  <svg:desc>Sheet2.F19:Sheet2.F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